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b0c9dd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b0c9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ba8a8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>
      <style:text-properties officeooo:paragraph-rsid="110daef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none" officeooo:rsid="10b7c51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fo:language="en" fo:country="GB" officeooo:rsid="10555e9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9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01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2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3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10b7c51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officeooo:rsid="10b7c51a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language="en" fo:country="GB" officeooo:rsid="1052c7f3"/>
    </style:style>
    <style:style style:name="T237" style:family="text">
      <style:text-properties fo:language="en" fo:country="GB" officeooo:rsid="105c8aaa"/>
    </style:style>
    <style:style style:name="T23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1" style:family="text">
      <style:text-properties officeooo:rsid="0f981b1c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5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6" style:family="text">
      <style:text-properties fo:font-variant="normal" fo:text-transform="none" fo:color="#000000" loext:opacity="87%" fo:letter-spacing="normal" fo:font-style="normal" officeooo:rsid="106260b1"/>
    </style:style>
    <style:style style:name="T26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officeooo:rsid="105f1264"/>
    </style:style>
    <style:style style:name="T269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7">Checklist for installing </text:span><text:span text:style-name="T127"><text:user-field-get text:name="Distro">AlmaLinux</text:user-field-get></text:span><text:span text:style-name="T127"><text:s/></text:span><text:span text:style-name="T128"><text:user-field-get text:name="Version">9.x</text:user-field-get></text:span><text:span text:style-name="T129"><text:note text:id="ftn1" text:note-class="footnote"><text:note-citation>1</text:note-citation><text:note-body><text:p text:style-name="P71"><text:span text:style-name="T242">This </text:span><text:span text:style-name="T246"><text:user-field-get text:name="Distro">AlmaLinux</text:user-field-get></text:span><text:span text:style-name="T243"><text:s/></text:span><text:span text:style-name="T247"><text:user-field-get text:name="Version">9.x</text:user-field-get></text:span><text:span text:style-name="T247"><text:s/>Desktop/</text:span><text:span text:style-name="T248">Workstation</text:span><text:span text:style-name="T242"> is supported until </text:span><text:span text:style-name="T244">May</text:span><text:span text:style-name="T242"> </text:span><text:span text:style-name="T245">31</text:span><text:span text:style-name="T255">st</text:span><text:span text:style-name="T245">, </text:span><text:span text:style-name="T242">20</text:span><text:span text:style-name="T245">32</text:span><text:span text:style-name="T242">.</text:span></text:p></text:note-body></text:note></text:span><text:span text:style-name="T130"><text:s/></text:span><text:span text:style-name="T132">Desktop/</text:span><text:span text:style-name="T133">Workstation</text:span><text:span text:style-name="T131">.</text:span></text:p>
      <text:p text:style-name="P29"><text:span text:style-name="Strong_20_Emphasis"><text:span text:style-name="T73"/></text:span></text:p>
      <text:p text:style-name="P30"><text:span text:style-name="Strong_20_Emphasis"><text:span text:style-name="T122"/></text:span></text:p>
      <text:p text:style-name="P72">Fill in the text box after &lt;...&gt;</text:p>
      <text:p text:style-name="P16"><text:span text:style-name="T238">&lt;user&gt;</text:span><text:span text:style-name="T218"><text:tab/><text:tab/></text:span><text:span text:style-name="T225"> <text:tab/><text:tab/><text:tab/> </text:span><text:span text:style-name="T219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9"><text:tab/></text:span><text:span text:style-name="T223">e.g.</text:span><text:span text:style-name="T226"> </text:span><text:span text:style-name="T227">Karel Zimmer</text:span></text:p>
      <text:p text:style-name="P75"><text:span text:style-name="T12">&lt;</text:span><text:span text:style-name="T230">user</text:span><text:span text:style-name="T7">na</text:span><text:span text:style-name="T10">me</text:span><text:span text:style-name="T12">&gt;</text:span><text:span text:style-name="T228"><text:tab/><text:tab/><text:tab/> </text:span><text:span text:style-name="T228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8"><text:tab/></text:span><text:span text:style-name="T229">e.g.</text:span><text:span text:style-name="T4"> </text:span><text:span text:style-name="T146">karel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31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9"> </text:span><text:span text:style-name="T216">pc0</text:span><text:span text:style-name="T217">1</text:span></text:p>
      <text:p text:style-name="P17"><text:span text:style-name="T238">&lt;</text:span><text:span text:style-name="T207">user</text:span><text:span text:style-name="T238">&gt;</text:span><text:span text:style-name="T213"><text:tab/><text:tab/></text:span><text:span text:style-name="T225"> <text:tab/><text:tab/><text:tab/> </text:span><text:span text:style-name="T219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9"><text:tab/></text:span><text:span text:style-name="T223">i.e.</text:span><text:span text:style-name="T220"> </text:span><text:span text:style-name="T221">additional </text:span><text:span text:style-name="T222">user</text:span><text:span text:style-name="T224">s</text:span></text:p>
      <text:p text:style-name="P75"><text:span text:style-name="T238">&lt;</text:span><text:span text:style-name="T207">user</text:span><text:span text:style-name="T208">n</text:span><text:span text:style-name="T205">a</text:span><text:span text:style-name="T206">me</text:span><text:span text:style-name="T238">&gt;</text:span><text:span text:style-name="T204"><text:tab/><text:tab/><text:tab/> </text:span><text:span text:style-name="T228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8"><text:tab/></text:span><text:span text:style-name="T214">i.</text:span><text:span text:style-name="T215">e.</text:span><text:span text:style-name="T214"> </text:span><text:span text:style-name="T210">additional </text:span><text:span text:style-name="T211">user</text:span><text:span text:style-name="T212">s</text:span></text:p>
      <text:p text:style-name="P73"><text:span text:style-name="T269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7">Not yet on Linux?</text:span></text:span><text:span text:style-name="T137"><text:tab/></text:span><text:span text:style-name="T141">Use</text:span><text:span text:style-name="T138"> </text:span><text:span text:style-name="Strong_20_Emphasis"><text:span text:style-name="T142">Checklist </text:span></text:span><text:span text:style-name="Strong_20_Emphasis"><text:span text:style-name="T143">transfer</text:span></text:span><text:span text:style-name="T138"> o</text:span><text:span text:style-name="T140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9">.</text:span></text:p>
      <text:p text:style-name="P47"><text:span text:style-name="Strong_20_Emphasis"><text:span text:style-name="T158">New installation?</text:span></text:span><text:span text:style-name="T155"><text:tab/><text:tab/></text:span><text:span text:style-name="T157">Start at chapter</text:span><text:span text:style-name="T155"> </text:span><text:span text:style-name="Strong_20_Emphasis"><text:span text:style-name="T158"><text:bookmark-ref text:reference-format="page" text:ref-name="__RefNumPara__4009_1271708128">2</text:bookmark-ref></text:span></text:span><text:span text:style-name="Strong_20_Emphasis"><text:span text:style-name="T158"><text:s text:c="2"/></text:span></text:span><text:span text:style-name="Strong_20_Emphasis"><text:span text:style-name="T159"><text:bookmark-ref text:reference-format="text" text:ref-name="__RefNumPara__4009_1271708128">Perform installation</text:bookmark-ref></text:span></text:span><text:span text:style-name="T156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41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9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3" text:note-class="footnote"><text:note-citation>3</text:note-citation><text:note-body><text:p text:style-name="P14"><text:span text:style-name="T153">Press the Super (Windows/command/magnifier) key or click in the upper left corner.</text:span><text:span text:style-name="T153"/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10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7">Boot the computer from</text:span><text:span text:style-name="T152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5">Esc</text:span><text:span text:style-name="T89">, </text:span><text:span text:style-name="T125">Delete</text:span><text:span text:style-name="T89">, </text:span><text:span text:style-name="T125">F1</text:span><text:span text:style-name="T89">, </text:span><text:span text:style-name="T125">F2</text:span><text:span text:style-name="T89">, </text:span><text:span text:style-name="T125">F9</text:span><text:span text:style-name="T89">, </text:span><text:span text:style-name="T125">F10</text:span><text:span text:style-name="T89">, </text:span><text:span text:style-name="T125">F11</text:span><text:span text:style-name="T89">, or </text:span><text:span text:style-name="T125">F12</text:span></text:p></text:note-body></text:note></text:span><text:span text:style-name="T147"> an</text:span><text:span text:style-name="T149"> </text:span><text:span text:style-name="T134"><text:user-field-get text:name="Distro">AlmaLinux</text:user-field-get></text:span><text:span text:style-name="T151"><text:s/></text:span><text:span text:style-name="T135"><text:user-field-get text:name="Version">9.x</text:user-field-get></text:span><text:span text:style-name="T135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4"><text:user-field-get text:name="Distro">AlmaLinux</text:user-field-get></text:span><text:span text:style-name="T154"><text:s/></text:span><text:span text:style-name="T21">without modifying any files on the hard drive and also allows installation of </text:span><text:span text:style-name="T154"><text:user-field-get text:name="Distro">AlmaLinux</text:user-field-get></text:span><text:span text:style-name="T154">.</text:span></text:p></text:note-body></text:note></text:span><text:span text:style-name="T147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Strong_20_Emphasis"><text:span text:style-name="T90">Download </text:span></text:span><text:span text:style-name="Strong_20_Emphasis"><text:span text:style-name="T93">a</text:span></text:span><text:span text:style-name="Strong_20_Emphasis"><text:span text:style-name="T92"> </text:span></text:span><text:span text:style-name="Strong_20_Emphasis"><text:span text:style-name="T94">Live Media</text:span></text:span><text:span text:style-name="terk_20_accent_20_voetnoot"><text:span text:style-name="T123"> </text:span></text:span><text:span text:style-name="terk_20_accent_20_voetnoot"><text:span text:style-name="T124">image</text:span></text:span><text:span text:style-name="Strong_20_Emphasis"><text:span text:style-name="T94"> </text:span></text:span><text:span text:style-name="terk_20_accent_20_voetnoot"><text:span text:style-name="T119">Alma</text:span></text:span><text:span text:style-name="terk_20_accent_20_voetnoot"><text:span text:style-name="T116">Linux </text:span></text:span><text:span text:style-name="terk_20_accent_20_voetnoot"><text:span text:style-name="T120">OS </text:span></text:span><text:span text:style-name="terk_20_accent_20_voetnoot"><text:span text:style-name="T116"><text:user-field-get text:name="Version">9.x</text:user-field-get></text:span></text:span><text:span text:style-name="Strong_20_Emphasis"><text:span text:style-name="T83"><text:s/></text:span></text:span><text:span text:style-name="terk_20_accent_20_voetnoot"><text:span text:style-name="T116">GNOME </text:span></text:span><text:span text:style-name="Strong_20_Emphasis"><text:span text:style-name="T93">from</text:span></text:span><text:span text:style-name="Strong_20_Emphasis"><text:span text:style-name="T91"> </text:span></text:span><text:a xlink:type="simple" xlink:href="https://almalinux.org/" text:style-name="Internet_20_link" text:visited-style-name="Visited_20_Internet_20_Link"><text:span text:style-name="Strong_20_Emphasis"><text:span text:style-name="T235">almalinux.org</text:span></text:span></text:a><text:span text:style-name="Strong_20_Emphasis"><text:span text:style-name="T83">.</text:span>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4">karelzimmer.nl/en</text:span></text:a><text:span text:style-name="T82">.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6">Select</text:span><text:span text:style-name="T50"> </text:span><text:span text:style-name="Strong_20_Emphasis"><text:span text:style-name="T114">Start</text:span></text:span><text:span text:style-name="Strong_20_Emphasis"><text:span text:style-name="T51"> </text:span></text:span><text:span text:style-name="Strong_20_Emphasis"><text:span text:style-name="T112"><text:user-field-get text:name="Distro">AlmaLinux</text:user-field-get></text:span></text:span><text:span text:style-name="Strong_20_Emphasis"><text:span text:style-name="T115"><text:s/></text:span></text:span><text:span text:style-name="Strong_20_Emphasis"><text:span text:style-name="T113"><text:user-field-get text:name="Version">9.x</text:user-field-get></text:span></text:span><text:span text:style-name="T148"><text:s/></text:span><text:span text:style-name="T150">and press the </text:span><text:span text:style-name="T168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53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70">At</text:span><text:span text:style-name="T171"> </text:span><text:span text:style-name="Strong_20_Emphasis"><text:span text:style-name="T170">WELCOME TO </text:span></text:span><text:span text:style-name="Strong_20_Emphasis"><text:span text:style-name="T182">ALMA</text:span></text:span><text:span text:style-name="Strong_20_Emphasis"><text:span text:style-name="T170">LINUX </text:span></text:span><text:span text:style-name="Strong_20_Emphasis"><text:span text:style-name="T170"><text:user-field-get text:name="Version">9.x</text:user-field-get></text:span></text:span><text:span text:style-name="T184"><text:s/>select language and click </text:span><text:span text:style-name="Strong_20_Emphasis"><text:span text:style-name="T198">Continue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5">U</text:span><text:span text:style-name="T174">nder</text:span><text:span text:style-name="T172"> </text:span><text:span text:style-name="Strong_20_Emphasis"><text:span text:style-name="T199">SYSTEM</text:span></text:span><text:span text:style-name="T172"> </text:span><text:span text:style-name="T175">click</text:span><text:span text:style-name="T176"> </text:span><text:span text:style-name="Strong_20_Emphasis"><text:span text:style-name="T199">Installati</text:span></text:span><text:span text:style-name="Strong_20_Emphasis"><text:span text:style-name="T200">on Destinatio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8">Check</text:span><text:span text:style-name="T264"> </text:span><text:span text:style-name="T265">the </text:span><text:span text:style-name="Strong_20_Emphasis"><text:span text:style-name="T266">Device Selection</text:span></text:span><text:span text:style-name="T249"> </text:span><text:span text:style-name="T251">and click </text:span><text:span text:style-name="Strong_20_Emphasis"><text:span text:style-name="T250">Done</text:span></text:span><text:span text:style-name="Strong_20_Emphasis"><text:span text:style-name="T252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5">U</text:span><text:span text:style-name="T174">nder</text:span><text:span text:style-name="T172"> </text:span><text:span text:style-name="Strong_20_Emphasis"><text:span text:style-name="T199">SYSTEM</text:span></text:span><text:span text:style-name="T172"> </text:span><text:span text:style-name="T175">click</text:span><text:span text:style-name="T176"> </text:span><text:span text:style-name="Strong_20_Emphasis"><text:span text:style-name="T199">Netwerk &amp; </text:span></text:span><text:span text:style-name="Strong_20_Emphasis"><text:span text:style-name="T201">H</text:span></text:span><text:span text:style-name="Strong_20_Emphasis"><text:span text:style-name="T199">ost </text:span></text:span><text:span text:style-name="Strong_20_Emphasis"><text:span text:style-name="T201">N</text:span></text:span><text:span text:style-name="Strong_20_Emphasis"><text:span text:style-name="T199">am</text:span></text:span><text:span text:style-name="Strong_20_Emphasis"><text:span text:style-name="T201">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7">Enter you</text:span><text:span text:style-name="T178">r</text:span><text:span text:style-name="T179"> </text:span><text:span text:style-name="Strong_20_Emphasis"><text:span text:style-name="T180">Host </text:span></text:span><text:span text:style-name="Strong_20_Emphasis"><text:span text:style-name="T177">N</text:span></text:span><text:span text:style-name="Strong_20_Emphasis"><text:span text:style-name="T180">am</text:span></text:span><text:span text:style-name="Strong_20_Emphasis"><text:span text:style-name="T177">e</text:span></text:span><text:span text:style-name="T8"> &lt;computerna</text:span><text:span text:style-name="T9">me&gt;</text:span><text:span text:style-name="T181"> </text:span><text:span text:style-name="T177">and click </text:span><text:span text:style-name="Strong_20_Emphasis"><text:span text:style-name="T194">Apply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6">C</text:span><text:span text:style-name="T183">li</text:span><text:span text:style-name="T186">c</text:span><text:span text:style-name="T183">k </text:span><text:span text:style-name="Strong_20_Emphasis"><text:span text:style-name="T193">Don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3">U</text:span><text:span text:style-name="T174">nder</text:span><text:span text:style-name="T171"> </text:span><text:span text:style-name="Strong_20_Emphasis"><text:span text:style-name="T174">USER SETTINGS</text:span></text:span><text:span text:style-name="T187"> </text:span><text:span text:style-name="T188">click</text:span><text:span text:style-name="T189"> </text:span><text:span text:style-name="Strong_20_Emphasis"><text:span text:style-name="T202">User </text:span></text:span><text:span text:style-name="Strong_20_Emphasis"><text:span text:style-name="T203">C</text:span></text:span><text:span text:style-name="Strong_20_Emphasis"><text:span text:style-name="T202">reatio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6">Enter your</text:span><text:span text:style-name="T237"> </text:span><text:span text:style-name="Strong_20_Emphasis"><text:span text:style-name="T69">Full name</text:span></text:span><text:span text:style-name="T54"> </text:span><text:span text:style-name="T238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90">Click</text:span><text:span text:style-name="T191"> </text:span><text:span text:style-name="Strong_20_Emphasis"><text:span text:style-name="T195">Begin </text:span></text:span><text:span text:style-name="Strong_20_Emphasis"><text:span text:style-name="T196">Installatio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90">Click</text:span><text:span text:style-name="T191"> </text:span><text:span text:style-name="Strong_20_Emphasis"><text:span text:style-name="T197">Finish</text:span></text:span><text:span text:style-name="Strong_20_Emphasis"><text:span text:style-name="T195"> </text:span></text:span><text:span text:style-name="Strong_20_Emphasis"><text:span text:style-name="T196">Installatio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2">Restart the system</text:span><text:span text:style-name="T185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40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7" text:note-class="footnote"><text:note-citation>1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1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9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40">&lt;user&gt;</text:span><text:span text:style-name="T38"><text:note text:id="ftn8" text:note-class="footnote"><text:note-citation>1</text:note-citation><text:note-body><text:p text:style-name="P58"><text:span text:style-name="T97">Login any additional </text:span><text:span text:style-name="T96">user</text:span><text:span text:style-name="T95">s </text:span><text:span text:style-name="T9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7">Follow the welcome screens.</text:span><text:span text:style-name="T254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1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5">End of checklist,</text:span><text:span text:style-name="T166"> </text:span><text:span text:style-name="T161"><text:user-field-get text:name="Distro">AlmaLinux</text:user-field-get></text:span><text:span text:style-name="T164"><text:s/></text:span><text:span text:style-name="T160"><text:user-field-get text:name="Version">9.x</text:user-field-get></text:span><text:span text:style-name="T160"><text:s/></text:span><text:span text:style-name="T162">Desktop/</text:span><text:span text:style-name="T163">Workstation</text:span><text:span text:style-name="T121"> </text:span><text:span text:style-name="T165">installation is complete.</text:span></text:p>
      <text:p text:style-name="P21"/>
      <text:p text:style-name="P19"><text:span text:style-name="T256">Written</text:span><text:span text:style-name="T257"> </text:span><text:span text:style-name="T256">by</text:span><text:span text:style-name="T257"> </text:span><text:a xlink:type="simple" xlink:href="mailto:info@karelzimmer.nl?subject=Checklist%20installation%20Linux" text:style-name="Internet_20_link" text:visited-style-name="Visited_20_Internet_20_Link"><text:span text:style-name="T263">Karel Zimmer</text:span></text:a><text:span text:style-name="T258">.</text:span></text:p>
      <text:p text:style-name="P20"><text:span text:style-name="T261">License </text:span><text:span text:style-name="T259">C</text:span><text:span text:style-name="T260">C0</text:span><text:span text:style-name="T258"> 1.0 </text:span><text:span text:style-name="T2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2"><text:s/></text:span><text:span text:style-name="T2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4-09T13:47:24.772790023">09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7:24.652257798</dc:date>
    <meta:keyword>Installatie</meta:keyword>
    <meta:keyword>Checklist</meta:keyword>
    <meta:keyword>Linux</meta:keyword>
    <meta:editing-cycles>7017</meta:editing-cycles>
    <meta:editing-duration>P12DT9H36M3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1" meta:character-count="3161" meta:non-whitespace-character-count="2714"/>
    <meta:user-defined meta:name="Info 1"/>
    <meta:user-defined meta:name="Info 2"/>
    <meta:user-defined meta:name="Info 3"/>
    <meta:user-defined meta:name="Info 4"/>
  </office:meta>
</office:document-meta>
</file>